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adornments="Standaard" style:font-family-generic="swiss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d61c0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80f2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e9795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eb1e5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2e5ade6" officeooo:paragraph-rsid="0234e22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c8276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db2a3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eb064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f6183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203223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f8a66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eb1e50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text-properties style:font-name="Liberation Sans" fo:font-size="12pt" officeooo:paragraph-rsid="01eb1e50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1ee5567" style:font-size-asian="12pt" style:font-size-complex="12pt"/>
    </style:style>
    <style:style style:name="P25" style:family="paragraph" style:parent-style-name="Standard">
      <style:text-properties style:font-name="Liberation Sans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26" style:family="paragraph" style:parent-style-name="Standard">
      <style:text-properties style:font-name="Liberation Sans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P27" style:family="paragraph" style:parent-style-name="Standard">
      <style:text-properties style:font-name="Liberation Sans" fo:font-size="12pt" fo:font-style="italic" officeooo:rsid="05fe4687" officeooo:paragraph-rsid="01f408ce" style:font-size-asian="12pt" style:font-style-asian="italic" style:font-size-complex="12pt" style:font-style-complex="italic"/>
    </style:style>
    <style:style style:name="P28" style:family="paragraph" style:parent-style-name="Standard">
      <style:text-properties officeooo:paragraph-rsid="01eb1e50"/>
    </style:style>
    <style:style style:name="P29" style:family="paragraph" style:parent-style-name="Standard">
      <style:text-properties officeooo:paragraph-rsid="01ee5567"/>
    </style:style>
    <style:style style:name="P30" style:family="paragraph" style:parent-style-name="Standard">
      <style:text-properties officeooo:paragraph-rsid="01d88a79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1" fo:font-size="12pt" fo:language="nl" fo:country="NL" officeooo:paragraph-rsid="01e4b79e" fo:background-color="transparent" style:font-size-asian="12pt" style:language-asian="nl" style:country-asian="NL" style:font-name-complex="Bitstream Vera Sans" style:font-size-complex="12pt"/>
    </style:style>
    <style:style style:name="P3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34e22b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b1e50"/>
    </style:style>
    <style:style style:name="P34" style:family="paragraph" style:parent-style-name="Standard" style:list-style-name="L1">
      <style:text-properties style:font-name="Liberation Sans" fo:font-size="12pt" fo:language="nl" fo:country="NL" fo:font-style="normal" fo:font-weight="bold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adbcd8" officeooo:paragraph-rsid="01adbcd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9f079"/>
    </style:style>
    <style:style style:name="T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f618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2613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2aa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20322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26f02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2613f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19a62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1f618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26f020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8b6a5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21f618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21aec7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21c5c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226f02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22613f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21f6183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loext:opacity="100%" style:font-name="Liberation Sans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font-name="Liberation Sans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font-name="Liberation Sans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font-name="Liberation Sans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loext:opacity="100%" style:font-name="Liberation Sans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font-name="Liberation Sans" fo:font-size="12pt" fo:language="nl" fo:country="NL" fo:font-weight="normal" officeooo:rsid="0204fe3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font-name="Liberation Sans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font-name="Liberation Sans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font-name="Liberation Sans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font-name="Liberation Sans" fo:font-size="12pt" fo:language="nl" fo:country="NL" fo:font-weight="normal" officeooo:rsid="022854f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font-name="Liberation Mono" fo:font-size="12pt" fo:language="nl" fo:country="NL" style:text-underline-style="none" officeooo:rsid="0231840a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73" style:family="text">
      <style:text-properties fo:color="#000000" loext:opacity="100%" style:font-name="Liberation Mono" fo:font-size="12pt" fo:language="nl" fo:country="NL" style:text-underline-style="none" officeooo:rsid="022854ff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74" style:family="text">
      <style:text-properties fo:color="#000000" loext:opacity="100%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5" style:family="text">
      <style:text-properties fo:color="#000000" loext:opacity="100%" style:font-name="Liberation Mono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6" style:family="text">
      <style:text-properties fo:color="#000000" loext:opacity="100%" style:font-name="Liberation Mono" fo:font-size="12pt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77" style:family="text">
      <style:text-properties style:text-line-through-style="none" style:text-line-through-type="none"/>
    </style:style>
    <style:style style:name="T78" style:family="text">
      <style:text-properties style:text-line-through-style="none" style:text-line-through-type="none" officeooo:rsid="0154e886"/>
    </style:style>
    <style:style style:name="T79" style:family="text">
      <style:text-properties style:text-line-through-style="none" style:text-line-through-type="none" officeooo:rsid="0183b5ef"/>
    </style:style>
    <style:style style:name="T80" style:family="text">
      <style:text-properties style:text-line-through-style="none" style:text-line-through-type="none" officeooo:rsid="064c9632"/>
    </style:style>
    <style:style style:name="T81" style:family="text">
      <style:text-properties style:text-line-through-style="none" style:text-line-through-type="none" officeooo:rsid="02eddb5a"/>
    </style:style>
    <style:style style:name="T82" style:family="text">
      <style:text-properties style:text-line-through-style="none" style:text-line-through-type="none" officeooo:rsid="01f0312a"/>
    </style:style>
    <style:style style:name="T83" style:family="text">
      <style:text-properties style:text-line-through-style="none" style:text-line-through-type="none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85" style:family="text">
      <style:text-properties style:text-line-through-style="none" style:text-line-through-type="none" style:font-name="Liberation Sans" fo:font-size="12pt" fo:font-weight="normal" officeooo:rsid="018cdc78" style:font-weight-asian="normal" style:font-weight-complex="normal"/>
    </style:style>
    <style:style style:name="T86" style:family="text">
      <style:text-properties style:text-line-through-style="none" style:text-line-through-type="none" style:font-name="Liberation Sans" fo:font-size="12pt" fo:font-weight="normal" officeooo:rsid="01e228c8" style:font-weight-asian="normal" style:font-weight-complex="normal"/>
    </style:style>
    <style:style style:name="T8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style:font-name="Liberation Sans"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style:font-name="Liberation Sans"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style:font-name="Liberation Sans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style:font-name="Liberation Sans"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style:font-name="Liberation Sans" fo:font-size="12pt" style:font-size-asian="12pt" style:font-size-complex="12pt"/>
    </style:style>
    <style:style style:name="T94" style:family="text">
      <style:text-properties style:font-name="Liberation Sans" fo:font-size="12pt" officeooo:rsid="01c5b747" style:font-size-asian="12pt" style:font-size-complex="12pt"/>
    </style:style>
    <style:style style:name="T95" style:family="text">
      <style:text-properties style:font-name="Liberation Sans" fo:font-size="12pt" officeooo:rsid="0237e725" style:font-size-asian="12pt" style:font-size-complex="12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Strong_20_Emphasis"><text:span text:style-name="T57">C</text:span></text:span><text:span text:style-name="Strong_20_Emphasis"><text:span text:style-name="T56">hecklist voor </text:span></text:span><text:span text:style-name="Strong_20_Emphasis"><text:span text:style-name="T58">de installatie</text:span></text:span><text:span text:style-name="Strong_20_Emphasis"><text:span text:style-name="T59"> </text:span></text:span><text:span text:style-name="Strong_20_Emphasis"><text:span text:style-name="T56">van </text:span></text:span><text:reference-mark-start text:name="Distributie"/><text:span text:style-name="Strong_20_Emphasis"><text:span text:style-name="T60">Ubunt</text:span></text:span><text:span text:style-name="Strong_20_Emphasis"><text:span text:style-name="T61">u</text:span></text:span><text:reference-mark-end text:name="Distributie"/><text:span text:style-name="Strong_20_Emphasis"><text:span text:style-name="T60"> </text:span></text:span><text:reference-mark-start text:name="Versie"/><text:span text:style-name="T94">2</text:span><text:span text:style-name="T95">2</text:span><text:span text:style-name="Strong_20_Emphasis"><text:span text:style-name="T62">.0</text:span></text:span><text:span text:style-name="Strong_20_Emphasis"><text:span text:style-name="T63">4</text:span></text:span><text:reference-mark-end text:name="Versie"/><text:span text:style-name="Strong_20_Emphasis"><text:span text:style-name="T68"> </text:span></text:span><text:span text:style-name="Strong_20_Emphasis"><text:span text:style-name="T69">LTS</text:span></text:span><text:span text:style-name="Strong_20_Emphasis"><text:span text:style-name="T7"> </text:span></text:span><text:reference-mark-start text:name="Editie"/><text:span text:style-name="Strong_20_Emphasis"><text:span text:style-name="T64">desktop</text:span></text:span><text:reference-mark-end text:name="Editie"/><text:span text:style-name="Strong_20_Emphasis"><text:span text:style-name="T65"> </text:span></text:span><text:span text:style-name="Strong_20_Emphasis"><text:span text:style-name="T56">op </text:span></text:span><text:reference-mark-start text:name="Computernaam"/><text:span text:style-name="Strong_20_Emphasis"><text:span text:style-name="T66">pc</text:span></text:span><text:span text:style-name="Strong_20_Emphasis"><text:span text:style-name="T56">0</text:span></text:span><text:span text:style-name="Strong_20_Emphasis"><text:span text:style-name="T67">1</text:span></text:span><text:reference-mark-end text:name="Computernaam"/><text:span text:style-name="T56">.</text:span><text:span text:style-name="Strong_20_Emphasis"><text:span text:style-name="T56"><text:line-break/></text:span></text:span></text:p>
      <text:p text:style-name="P14"><text:span text:style-name="T8">Kijk op </text:span><text:a xlink:type="simple" xlink:href="https://www.karelzimmer.nl/" text:style-name="Internet_20_link" text:visited-style-name="Visited_20_Internet_20_Link"><text:span text:style-name="Internet_20_link"><text:span text:style-name="T83">karelzimmer.nl</text:span></text:span></text:a><text:span text:style-name="T8"> </text:span><text:span text:style-name="T9">voor</text:span><text:span text:style-name="T10"> </text:span><text:span text:style-name="T87">deze en andere </text:span><text:span text:style-name="T11">checklists, scripts, en overige bestanden.</text:span></text:p>
      <text:p text:style-name="P8"/>
      <text:p text:style-name="P27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7"><text:span text:style-name="Strong_20_Emphasis"><text:span text:style-name="T70"/></text:span></text:p>
      <text:p text:style-name="P2"><text:span text:style-name="Definition"><text:span text:style-name="T89">g</text:span></text:span><text:span text:style-name="Definition"><text:span text:style-name="T88">ebruiker</text:span></text:span><text:span text:style-name="T56"><text:tab/><text:tab/><text:tab/><text:tab/></text:span><text:span text:style-name="User_20_Entry"><text:span text:style-name="T72">Monique Zimmer</text:span></text:span></text:p>
      <text:p text:style-name="P2"><text:span text:style-name="Definition"><text:span text:style-name="T89">g</text:span></text:span><text:span text:style-name="Definition"><text:span text:style-name="T88">ebruikersnaam<text:tab/></text:span></text:span><text:span text:style-name="User_20_Entry"><text:span text:style-name="T72">monique</text:span></text:span></text:p>
      <text:p text:style-name="P3"><text:span text:style-name="Definition"><text:span text:style-name="T89">c</text:span></text:span><text:span text:style-name="Definition"><text:span text:style-name="T88">omputernaam</text:span></text:span><text:span text:style-name="Definition"><text:span text:style-name="T90"><text:tab/><text:tab/></text:span></text:span><text:span text:style-name="User_20_Entry"><text:span text:style-name="T74"><text:reference-ref text:reference-format="text" text:ref-name="Computernaam">pc01</text:reference-ref></text:span></text:span></text:p>
      <text:p text:style-name="P5"><text:span text:style-name="Definition"><text:span text:style-name="T89">o</text:span></text:span><text:span text:style-name="Definition"><text:span text:style-name="T91">pstartmenu</text:span></text:span><text:span text:style-name="T56"><text:tab/><text:tab/><text:tab/></text:span><text:span text:style-name="User_20_Entry"><text:span text:style-name="T75">F12</text:span></text:span><text:span text:style-name="T56"> </text:span></text:p>
      <text:p text:style-name="P5"><text:span text:style-name="Definition"><text:span text:style-name="T89">i</text:span></text:span><text:span text:style-name="Definition"><text:span text:style-name="T91">nstellingen</text:span></text:span><text:span text:style-name="T56"><text:tab/><text:tab/><text:tab/></text:span><text:span text:style-name="User_20_Entry"><text:span text:style-name="T76">F</text:span></text:span><text:span text:style-name="User_20_Entry"><text:span text:style-name="T73">2</text:span></text:span></text:p>
      <text:p text:style-name="P6"><text:span text:style-name="Definition"><text:span text:style-name="T92"/></text:span></text:p>
      <text:p text:style-name="P10"/>
      <text:list xml:id="list180655329" text:style-name="L1">
        <text:list-item>
          <text:p text:style-name="P34">Installatie voorbereiden</text:p>
        </text:list-item>
      </text:list>
      <text:p text:style-name="P9"><text:span text:style-name="Emphasis"><text:span text:style-name="T84"/></text:span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8"><text:span text:style-name="Strong_20_Emphasis"><text:span text:style-name="T22"/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23"/></text:span></text:p>
          </table:table-cell>
        </table:table-row>
      </table:table>
      <text:p text:style-name="P11"/>
      <text:list xml:id="list83245011173873" text:continue-numbering="true" text:style-name="L1">
        <text:list-item>
          <text:p text:style-name="P33"><text:span text:style-name="Strong_20_Emphasis"><text:span text:style-name="T40">Installatie uitvoeren</text:span></text:span></text:p>
        </text:list-item>
      </text:list>
      <text:p text:style-name="P9"><text:span text:style-name="Emphasis"><text:span text:style-name="T84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22"><text:s/></text:span></text:span><text:span text:style-name="Strong_20_Emphasis"><text:span text:style-name="T37"><draw:control text:anchor-type="as-char" draw:z-index="0" draw:name="Vorm2" draw:style-name="gr1" draw:text-style-name="P37" svg:width="0.35cm" svg:height="0.35cm" draw:control="control1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24">Start de computer op vanaf</text:span></text:span><text:span text:style-name="Strong_20_Emphasis"><text:span text:style-name="T25"> </text:span></text:span><text:span text:style-name="Strong_20_Emphasis"><text:span text:style-name="T26">een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5"><text:s/></text:span></text:span><text:span text:style-name="Strong_20_Emphasis"><text:span text:style-name="T25"><text:reference-ref text:reference-format="text" text:ref-name="Versie">2.04</text:reference-ref></text:span></text:span><text:span text:style-name="Strong_20_Emphasis"><text:span text:style-name="T25"><text:s/></text:span></text:span><text:span text:style-name="Strong_20_Emphasis"><text:span text:style-name="T25"><text:reference-ref text:reference-format="text" text:ref-name="Editie">desktop</text:reference-ref></text:span></text:span><text:span text:style-name="Strong_20_Emphasis"><text:span text:style-name="T25"><text:s/></text:span></text:span><text:reference-mark-start text:name="Bitbreedte"/><text:span text:style-name="Strong_20_Emphasis"><text:span text:style-name="T27">64</text:span></text:span><text:span text:style-name="Strong_20_Emphasis"><text:span text:style-name="T28">-bit</text:span></text:span><text:reference-mark-end text:name="Bitbreedte"/><text:span text:style-name="Strong_20_Emphasis"><text:span text:style-name="T25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15"><text:span text:style-name="T12">K</text:span><text:span text:style-name="T13">ies </text:span><text:span text:style-name="Strong_20_Emphasis"><text:span text:style-name="T46">UEFI BOOT: </text:span></text:span><text:span text:style-name="Strong_20_Emphasis"><text:span text:style-name="T42">U</text:span></text:span><text:span text:style-name="Strong_20_Emphasis"><text:span text:style-name="T46">buntu</text:span></text:span><text:span text:style-name="T46"> </text:span><text:span text:style-name="T47">(o.i.d, wat er extra verschijnt, </text:span><text:span text:style-name="T48">b.v. </text:span><text:span text:style-name="T45">UEFI: INT13</text:span><text:span text:style-name="T48">...</text:span><text:span text:style-name="T47">)</text:span><text:span text:style-name="T13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19"><text:span text:style-name="T14">Als de melding<text:line-break/></text:span><text:span text:style-name="Strong_20_Emphasis"><text:span text:style-name="T49">Could not create </text:span></text:span><text:span text:style-name="Strong_20_Emphasis"><text:span text:style-name="T50">MokList</text:span></text:span><text:span text:style-name="Strong_20_Emphasis"><text:span text:style-name="T49">X</text:span></text:span><text:span text:style-name="Strong_20_Emphasis"><text:span text:style-name="T50">RT: Out of Resources</text:span></text:span><text:span text:style-name="T14"> </text:span><text:span text:style-name="T15">of<text:line-break/></text:span><text:span text:style-name="Strong_20_Emphasis"><text:span text:style-name="T50">Failed to set MokListRT: Out of Resources</text:span></text:span><text:span text:style-name="T14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9"><text:span text:style-name="Strong_20_Emphasis"><text:span text:style-name="T22"><text:s/></text:span></text:span><text:span text:style-name="Strong_20_Emphasis"><text:span text:style-name="T37"><draw:control text:anchor-type="as-char" draw:z-index="1" draw:name="Vorm3" draw:style-name="gr1" draw:text-style-name="P37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5"><text:span text:style-name="T14">Ga naar BIOS setup, selecteer </text:span><text:span text:style-name="Strong_20_Emphasis"><text:span text:style-name="T50">General</text:span></text:span><text:span text:style-name="T14"> &gt; </text:span><text:span text:style-name="Strong_20_Emphasis"><text:span text:style-name="T50">Boot Sequence</text:span></text:span><text:span text:style-name="T14">, zorg ervoor dat </text:span><text:span text:style-name="Strong_20_Emphasis"><text:span text:style-name="T50">UEFI</text:span></text:span><text:span text:style-name="T14"> is geselecteerd en </text:span><text:span text:style-name="T15">verwijder </text:span><text:span text:style-name="T55">alle</text:span><text:span text:style-name="T15"> aanwezige </text:span><text:span text:style-name="Strong_20_Emphasis"><text:span text:style-name="T50">Boot Option</text:span></text:span><text:span text:style-name="T15">s via </text:span><text:span text:style-name="T43">Delete Boot Option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0"><text:span text:style-name="T38">Z</text:span><text:span text:style-name="T14">org ervoor dat </text:span><text:span text:style-name="Strong_20_Emphasis"><text:span text:style-name="T50">UEFI</text:span></text:span><text:span text:style-name="T14"> is geselecteerd en klik op </text:span><text:span text:style-name="Strong_20_Emphasis"><text:span text:style-name="T50">Add Boot Option</text:span></text:span><text:span text:style-name="T14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9"><text:span text:style-name="Strong_20_Emphasis"><text:span text:style-name="T22"/></text:span></text:p>
          </table:table-cell>
          <table:table-cell table:style-name="_32_._5f_Installatie_5f_uitvoeren.A1" office:value-type="string">
            <text:p text:style-name="P15"><text:span text:style-name="T14">Vul </text:span><text:span text:style-name="T16">in als </text:span><text:span text:style-name="T14">naam </text:span><text:span text:style-name="Strong_20_Emphasis"><text:span text:style-name="T50">Ubuntu</text:span></text:span><text:span text:style-name="T14"> en blader naar </text:span><text:span text:style-name="Strong_20_Emphasis"><text:span text:style-name="T51">GRUB</text:span></text:span><text:span text:style-name="Strong_20_Emphasis"><text:span text:style-name="T52">64</text:span></text:span><text:span text:style-name="Strong_20_Emphasis"><text:span text:style-name="T50">.</text:span></text:span><text:span text:style-name="Strong_20_Emphasis"><text:span text:style-name="T51">EFI</text:span></text:span><text:span text:style-name="T14">, klik op </text:span><text:span text:style-name="Strong_20_Emphasis"><text:span text:style-name="T50">OK</text:span></text:span><text:span text:style-name="T14"> en </text:span><text:span text:style-name="Strong_20_Emphasis"><text:span text:style-name="T50">Save</text:span></text:span><text:span text:style-name="T14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9"><text:span text:style-name="Strong_20_Emphasis"><text:span text:style-name="T22"/></text:span></text:p>
          </table:table-cell>
          <table:table-cell table:style-name="_32_._5f_Installatie_5f_uitvoeren.A1" office:value-type="string">
            <text:p text:style-name="P15"><text:span text:style-name="T14">Start opnieuw op met keuze </text:span><text:span text:style-name="Strong_20_Emphasis"><text:span text:style-name="T50">Ubuntu</text:span></text:span><text:span text:style-name="T14">.</text:span></text:p>
          </table:table-cell>
        </table:table-row>
      </table:table>
      <text:p text:style-name="P31"/>
      <text:p text:style-name="P31"/>
      <text:list xml:id="list83243669206467" text:continue-numbering="true" text:style-name="L1">
        <text:list-item>
          <text:p text:style-name="P35">Installatie afronden</text:p>
        </text:list-item>
      </text:list>
      <text:p text:style-name="P9"><text:span text:style-name="Emphasis"><text:span text:style-name="T8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93"><text:s/></text:span></text:span><text:span text:style-name="T22"><draw:control text:anchor-type="as-char" draw:z-index="2" draw:name="Vorm5_0" draw:style-name="gr1" draw:text-style-name="P37" svg:width="0.35cm" svg:height="0.35cm" draw:control="control3"/></text:span></text:p>
          </table:table-cell>
          <table:table-cell table:style-name="_33_._5f_Installatie_5f_afronden.A1" office:value-type="string">
            <text:p text:style-name="P18"><text:span text:style-name="T17">Installeer extra stuurprogramma's via een </text:span><text:span text:style-name="Strong_20_Emphasis"><text:span text:style-name="T25">klik op </text:span></text:span><text:span text:style-name="Strong_20_Emphasis"><text:span text:style-name="T29">de </text:span></text:span><text:span text:style-name="Strong_20_Emphasis"><text:span text:style-name="T36">Super</text:span></text:span><text:span text:style-name="Strong_20_Emphasis"><text:span text:style-name="T29">-toets, </text:span></text:span><text:span text:style-name="Strong_20_Emphasis"><text:span text:style-name="T30">t</text:span></text:span><text:span text:style-name="Strong_20_Emphasis"><text:span text:style-name="T31">yp </text:span></text:span><text:span text:style-name="Strong_20_Emphasis"><text:span text:style-name="T41">stuu</text:span></text:span><text:span text:style-name="Strong_20_Emphasis"><text:span text:style-name="T29"> </text:span></text:span><text:span text:style-name="Strong_20_Emphasis"><text:span text:style-name="T32">e</text:span></text:span><text:span text:style-name="Strong_20_Emphasis"><text:span text:style-name="T33">n </text:span></text:span><text:span text:style-name="Strong_20_Emphasis"><text:span text:style-name="T34">k</text:span></text:span><text:span text:style-name="Strong_20_Emphasis"><text:span text:style-name="T33">lik op het pictogram van </text:span></text:span><text:span text:style-name="Strong_20_Emphasis"><text:span text:style-name="T54">Extra stuurprogramma's</text:span></text:span><text:span text:style-name="Strong_20_Emphasis"><text:span text:style-name="T3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93"/></text:span></text:p>
          </table:table-cell>
          <table:table-cell table:style-name="_33_._5f_Installatie_5f_afronden.A1" office:value-type="string">
            <text:p text:style-name="P21"><text:span text:style-name="T39">Selecteer</text:span><text:span text:style-name="T18"> </text:span><text:span text:style-name="Strong_20_Emphasis"><text:span text:style-name="T53">NVIDIA driver metapackage van nvidia-driver-&lt;nnn&gt; gebruiken (niet-vrij, getest)</text:span></text:span><text:span text:style-name="T18"> </text:span><text:span text:style-name="T19">klik </text:span><text:span text:style-name="T18">op </text:span><text:span text:style-name="T44">Wijzigingen doorvoeren</text:span><text:span text:style-name="T18">.</text:span></text:p>
          </table:table-cell>
        </table:table-row>
      </table:table>
      <text:p text:style-name="P25"><text:line-break/></text:p>
      <text:list xml:id="list83245284051759" text:continue-numbering="true" text:style-name="L1">
        <text:list-item>
          <text:p text:style-name="P36">Gebruiker inrichten</text:p>
        </text:list-item>
      </text:list>
      <text:p text:style-name="P12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8"><text:span text:style-name="Strong_20_Emphasis"><text:span text:style-name="T93"/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23"/></text:span></text:p>
          </table:table-cell>
        </table:table-row>
      </table:table>
      <text:p text:style-name="P26"/>
      <text:p text:style-name="P26"/>
      <text:p text:style-name="P13"><text:span text:style-name="T80">E</text:span><text:span text:style-name="T81">inde c</text:span><text:span text:style-name="T77">hecklist, </text:span><text:span text:style-name="T82">d</text:span><text:span text:style-name="T77">e installatie van </text:span><text:span text:style-name="T77"><text:reference-ref text:reference-format="text" text:ref-name="Distributie">Ubuntu</text:reference-ref></text:span><text:span text:style-name="T77"><text:s/></text:span><text:span text:style-name="T78"><text:reference-ref text:reference-format="text" text:ref-name="Versie">2.04</text:reference-ref></text:span><text:span text:style-name="Strong_20_Emphasis"><text:span text:style-name="T85"><text:s/></text:span></text:span><text:span text:style-name="Strong_20_Emphasis"><text:span text:style-name="T86">LTS</text:span></text:span><text:span text:style-name="T77"> </text:span><text:span text:style-name="T77"><text:reference-ref text:reference-format="text" text:ref-name="Editie">desktop</text:reference-ref></text:span><text:span text:style-name="T77"><text:s/></text:span><text:span text:style-name="T79">op </text:span><text:span text:style-name="T79"><text:reference-ref text:reference-format="text" text:ref-name="Computernaam">pc01</text:reference-ref></text:span><text:span text:style-name="T79"><text:s/></text:span><text:span text:style-name="T77">is voltooid.</text:span><text:line-break/></text:p>
      <text:p text:style-name="P4"><text:span text:style-name="T71">Geschreven</text:span><text:span text:style-name="T20"> door Karel Zimmer &lt;</text:span><text:a xlink:type="simple" xlink:href="mailto:info@karelzimmer.nl" text:style-name="Internet_20_link" text:visited-style-name="Visited_20_Internet_20_Link"><text:span text:style-name="T93">info@karelzimmer.nl</text:span></text:a><text:span text:style-name="T20">&gt;</text:span><text:span text:style-name="T2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adornments="Standaard" style:font-family-generic="swiss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style-name-asian="Standaard" style:font-name-complex="Arial Unicode MS1" style:font-family-complex="'Arial Unicode MS'" style:font-style-name-complex="Standaard" style:font-family-generic-complex="swis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Ubuntu2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1" fo:font-family="'Liberation Sans'" style:font-style-name="Standaard" style:font-family-generic="swiss" style:font-pitch="variable" fo:font-size="12pt" fo:font-style="italic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2.04-desktop-pc01</text:file-name><text:tab/><text:date style:data-style-name="N36" text:date-value="2022-04-20T08:32:43.238797662">20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0T08:32:43.053833825</dc:date>
    <meta:print-date>2010-08-26T11:22:59</meta:print-date>
    <meta:keyword>Installatie</meta:keyword>
    <meta:keyword>Checklist</meta:keyword>
    <meta:keyword>Linux</meta:keyword>
    <meta:editing-cycles>2505</meta:editing-cycles>
    <meta:editing-duration>P5DT4H51M33S</meta:editing-duration>
    <meta:printed-by>Karel Zimmer</meta:printed-by>
    <dc:creator>Karel Zimmer</dc:creator>
    <meta:document-statistic meta:table-count="4" meta:image-count="0" meta:object-count="0" meta:page-count="1" meta:paragraph-count="29" meta:word-count="214" meta:character-count="1473" meta:non-whitespace-character-count="1272"/>
    <meta:user-defined meta:name="Info 1"/>
    <meta:user-defined meta:name="Info 2"/>
    <meta:user-defined meta:name="Info 3"/>
    <meta:user-defined meta:name="Info 4"/>
  </office:meta>
</office:document-meta>
</file>